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Website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: Chania, Greece | Phone: 699 499 7057</text:p>
      <text:h text:style-name="Heading_20_2" text:outline-level="2"><text:bookmark-start text:name="introduction"/>Introduction<text:bookmark-end text:name="introduction"/></text:h>
      <text:p text:style-name="First_20_paragraph">Graduated, both, in <text:span text:style-name="T1">Ecology</text:span> and in <text:span text:style-name="T1">Geoinformation</text:span>. My research is mainly on Landcover change and forest fire mapping using satellite Remote Sensing and GIS.</text:p>
      <text:p text:style-name="Text_20_body">Fun of <text:span text:style-name="T1">Data science</text:span>, I like to investigate new Image Processing, Machine Learning, Statistics and Timeseries Analysis techniques.</text:p>
      <text:p text:style-name="Text_20_body">My most used tools are Python and its Geospatial libraries, QGIS, Bash, SQL, HTML, CSS and Git.</text:p>
      <text:h text:style-name="Heading_20_2" text:outline-level="2"><text:bookmark-start text:name="work-experience"/>Work Experience<text:bookmark-end text:name="work-experience"/></text:h>
      <text:list text:style-name="L1">
        <text:list-item>
          <text:p text:style-name="P1">Jan 2017– Current : <text:span text:style-name="T1">Researcher</text:span> at the <text:span text:style-name="T2">Geoinformation in Environmental Management</text:span> departement, <text:span text:style-name="T2">Mediterranean Agronomic Institute of Chania</text:span> <text:a xlink:type="simple" xlink:href="https://www.iamc.ciheam.org/" office:name=""><text:span text:style-name="Definition">MAICh</text:span></text:a>.</text:p>
        </text:list-item>
      </text:list>
      <text:p text:style-name="First_20_paragraph">During two years I held two positions at <text:a xlink:type="simple" xlink:href="http://www.novonordisk.dz/about-novo-nordisk/novo-nordisk-algeria.html" office:name=""><text:span text:style-name="Definition">Aldaph-NovoNordisk</text:span></text:a>, a global healthcare company:</text:p>
      <text:list text:style-name="L2">
        <text:list-item>
          <text:p text:style-name="P2">Mar 2013–Sep 2013 : <text:span text:style-name="T1">Energy Steward</text:span> at Aldaph (Novo Nordisk A/S),TO, Algeria</text:p>
        </text:list-item>
        <text:list-item>
          <text:p text:style-name="P2">Nov 2011–Feb 2013 : <text:span text:style-name="T1">Quality Assurance Technician</text:span> at Aldaph (Novo Nordisk A/S),TO, Algeria</text:p>
        </text:list-item>
      </text:list>
      <text:h text:style-name="Heading_20_2" text:outline-level="2"><text:bookmark-start text:name="education"/>Education<text:bookmark-end text:name="education"/></text:h>
      <text:list text:style-name="L3">
        <text:list-item>
          <text:p text:style-name="P3">2016 – current : <text:span text:style-name="T2">PhD student</text:span>, <text:span text:style-name="T1">Geoinformation applied to Plant Ecology</text:span>, Mouloud Mammeri University of Tizi-Ouzou MMTO, Algeria<text:line-break/><text:span text:style-name="T2">Topic:</text:span> Multitemporal landcover mapping<text:line-break/></text:p>
        </text:list-item>
        <text:list-item>
          <text:p text:style-name="P3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3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3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3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organizational-skills"/>Organizational Skills<text:bookmark-end text:name="organizational-skills"/></text:h>
      <text:p text:style-name="First_20_paragraph">At <text:a xlink:type="simple" xlink:href="https://www.iamc.ciheam.org/" office:name=""><text:span text:style-name="Definition">MAICh</text:span></text:a>, I worked in multicultural and multidisciplinary environment. I was in the organising committee of the two following conferences:</text:p>
      <text:list text:style-name="L4">
        <text:list-item>
          <text:p text:style-name="P4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4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5">
        <text:list-item>
          <text:p text:style-name="P5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5"><text:span text:style-name="T1">Version controle:</text:span> Git</text:p>
        </text:list-item>
        <text:list-item>
          <text:p text:style-name="P5"><text:span text:style-name="T1">Database:</text:span> SQL</text:p>
        </text:list-item>
        <text:list-item>
          <text:p text:style-name="P5"><text:span text:style-name="T1">Web design:</text:span> HTML , CSS, Markdown</text:p>
        </text:list-item>
        <text:list-item>
          <text:p text:style-name="P5"><text:span text:style-name="T1">Softwares:</text:span> QGIS, eCognition, ArcGIS, ERDAS, MapInfo</text:p>
        </text:list-item>
        <text:list-item>
          <text:p text:style-name="P5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6">
        <text:list-item>
          <text:p text:style-name="P6"><text:span text:style-name="T1">Kabyle :</text:span> Mother tongue</text:p>
        </text:list-item>
        <text:list-item>
          <text:p text:style-name="P6"><text:span text:style-name="T1">English:</text:span> Fluent</text:p>
        </text:list-item>
        <text:list-item>
          <text:p text:style-name="P6"><text:span text:style-name="T1">French:</text:span> Fluent</text:p>
        </text:list-item>
        <text:list-item>
          <text:p text:style-name="P6"><text:span text:style-name="T1">Arabic:</text:span> Fluent</text:p>
        </text:list-item>
        <text:list-item>
          <text:p text:style-name="P6"><text:span text:style-name="T1">Greek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